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background-color="#ffcc00" fo:padding="0.097cm" fo:border="0.05pt solid #000000">
        <style:background-image/>
      </style:table-cell-properties>
    </style:style>
    <style:style style:name="Tabla1.A2" style:family="table-cell">
      <style:table-cell-properties fo:background-color="#0000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ff66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40310" officeooo:paragraph-rsid="00140310"/>
    </style:style>
    <style:style style:name="P2" style:family="paragraph" style:parent-style-name="Table_20_Contents">
      <style:paragraph-properties fo:text-align="center" style:justify-single-word="false"/>
      <style:text-properties officeooo:rsid="0015da5e" officeooo:paragraph-rsid="0015da5e"/>
    </style:style>
    <style:style style:name="P3" style:family="paragraph" style:parent-style-name="Table_20_Contents">
      <style:paragraph-properties fo:text-align="center" style:justify-single-word="false"/>
      <style:text-properties officeooo:rsid="0016abd5" officeooo:paragraph-rsid="0016abd5"/>
    </style:style>
    <style:style style:name="P4" style:family="paragraph" style:parent-style-name="Table_20_Contents">
      <style:paragraph-properties fo:text-align="center" style:justify-single-word="false"/>
      <style:text-properties officeooo:rsid="00182fae" officeooo:paragraph-rsid="00182fae"/>
    </style:style>
    <style:style style:name="P5" style:family="paragraph" style:parent-style-name="Table_20_Contents">
      <style:paragraph-properties fo:text-align="center" style:justify-single-word="false"/>
      <style:text-properties officeooo:rsid="0019b046" officeooo:paragraph-rsid="0019b046"/>
    </style:style>
    <style:style style:name="P6" style:family="paragraph" style:parent-style-name="Table_20_Contents">
      <style:paragraph-properties fo:text-align="center" style:justify-single-word="false"/>
      <style:text-properties officeooo:rsid="001bd876" officeooo:paragraph-rsid="001bd8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">COMPARATIVA APLICACIONES HÍBRIDAS VS NATIVAS</text:p>
          </table:table-cell>
          <table:covered-table-cell/>
        </table:table-row>
        <table:table-row>
          <table:table-cell table:style-name="Tabla1.A2" office:value-type="string">
            <text:p text:style-name="P1">HÍBRIDAS</text:p>
          </table:table-cell>
          <table:table-cell table:style-name="Tabla1.B2" office:value-type="string">
            <text:p text:style-name="P1">NATIVAS</text:p>
          </table:table-cell>
        </table:table-row>
        <table:table-row>
          <table:table-cell table:style-name="Tabla1.A15" office:value-type="string">
            <text:p text:style-name="P2">+ LENTAS EN EJECUCIÓN</text:p>
          </table:table-cell>
          <table:table-cell table:style-name="Tabla1.B15" office:value-type="string">
            <text:p text:style-name="P2">+ RÁPIDAS EN EJECUCIÓN</text:p>
          </table:table-cell>
        </table:table-row>
        <table:table-row>
          <table:table-cell table:style-name="Tabla1.A15" office:value-type="string">
            <text:p text:style-name="P2">TENDENCIA BOMBAY DEL CÓDIGO</text:p>
          </table:table-cell>
          <table:table-cell table:style-name="Tabla1.B15" office:value-type="string">
            <text:p text:style-name="P2">CÓDIGO MEJOR ESTRUCTURADO</text:p>
          </table:table-cell>
        </table:table-row>
        <table:table-row>
          <table:table-cell table:style-name="Tabla1.A15" office:value-type="string">
            <text:p text:style-name="P2">MANTENIMIENTO MÁS DIFĆIL</text:p>
          </table:table-cell>
          <table:table-cell table:style-name="Tabla1.B15" office:value-type="string">
            <text:p text:style-name="P3">MANTENIMIENTO MÁS FÁCIL</text:p>
          </table:table-cell>
        </table:table-row>
        <table:table-row>
          <table:table-cell table:style-name="Tabla1.A15" office:value-type="string">
            <text:p text:style-name="P3">CORS</text:p>
          </table:table-cell>
          <table:table-cell table:style-name="Tabla1.B15" office:value-type="string">
            <text:p text:style-name="P3">NO HAY CORS</text:p>
          </table:table-cell>
        </table:table-row>
        <table:table-row>
          <table:table-cell table:style-name="Tabla1.A15" office:value-type="string">
            <text:p text:style-name="P3">+ VELOCIDAD DESARROLLO</text:p>
          </table:table-cell>
          <table:table-cell table:style-name="Tabla1.B15" office:value-type="string">
            <text:p text:style-name="P3">+ LENTO DESARROLLO</text:p>
          </table:table-cell>
        </table:table-row>
        <table:table-row>
          <table:table-cell table:style-name="Tabla1.A15" office:value-type="string">
            <text:p text:style-name="P3">+ FACIL CONVERTIR A APP WEB</text:p>
          </table:table-cell>
          <table:table-cell table:style-name="Tabla1.B15" office:value-type="string">
            <text:p text:style-name="P3">IMPOSIBLE CONVERTIR EN APP WEB</text:p>
          </table:table-cell>
        </table:table-row>
        <table:table-row>
          <table:table-cell table:style-name="Tabla1.A15" office:value-type="string">
            <text:p text:style-name="P3">- FACIL DE PERSONALIZAR</text:p>
          </table:table-cell>
          <table:table-cell table:style-name="Tabla1.B15" office:value-type="string">
            <text:p text:style-name="P3">+ FACIL DE PERSONALIZAR</text:p>
          </table:table-cell>
        </table:table-row>
        <table:table-row>
          <table:table-cell table:style-name="Tabla1.A15" office:value-type="string">
            <text:p text:style-name="P4">ACCESO MÁS TARDÍO A NOVEDADES</text:p>
          </table:table-cell>
          <table:table-cell table:style-name="Tabla1.B15" office:value-type="string">
            <text:p text:style-name="P4">ACCESO A LAS ÚLTIMAS NOVEDADES</text:p>
          </table:table-cell>
        </table:table-row>
        <table:table-row>
          <table:table-cell table:style-name="Tabla1.A15" office:value-type="string">
            <text:p text:style-name="P4">1 SOLO CÓDIGO MULTIPLAFORMA</text:p>
          </table:table-cell>
          <table:table-cell table:style-name="Tabla1.B15" office:value-type="string">
            <text:p text:style-name="P4">PARA CADA PLATAFORMA 1 VERSIÓN</text:p>
          </table:table-cell>
        </table:table-row>
        <table:table-row>
          <table:table-cell table:style-name="Tabla1.A15" office:value-type="string">
            <text:p text:style-name="P4">+ DIFICL USAR EL API DEL DISPOSITIVO</text:p>
          </table:table-cell>
          <table:table-cell table:style-name="Tabla1.B15" office:value-type="string">
            <text:p text:style-name="P4">+FÁCIL USAR EL API DEL DISPOSITIVO</text:p>
          </table:table-cell>
        </table:table-row>
        <table:table-row>
          <table:table-cell table:style-name="Tabla1.A15" office:value-type="string">
            <text:p text:style-name="P5">+COMPLEJIDAD DE LAS DEPENDENCIAS</text:p>
          </table:table-cell>
          <table:table-cell table:style-name="Tabla1.B15" office:value-type="string">
            <text:p text:style-name="P5">-COMPLEJIDAD DE LAS DEPENDENCIAS</text:p>
          </table:table-cell>
        </table:table-row>
        <table:table-row>
          <table:table-cell table:style-name="Tabla1.A15" office:value-type="string">
            <text:p text:style-name="P6">+FACIL GESTIÓN PERMISO </text:p>
          </table:table-cell>
          <table:table-cell table:style-name="Tabla1.B15" office:value-type="string">
            <text:p text:style-name="P6">+COMPLICADO GESTIÓN PERMISOS</text:p>
          </table:table-cell>
        </table:table-row>
        <table:table-row>
          <table:table-cell table:style-name="Tabla1.A15" office:value-type="string">
            <text:p text:style-name="P6">+FACIL GESTION CAMBIOS DE ORIENTACIÓN</text:p>
          </table:table-cell>
          <table:table-cell table:style-name="Tabla1.B15" office:value-type="string">
            <text:p text:style-name="P6">+ DIFICL GESTIÓN CAMBIOS ORIENTACIÓ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2T16:13:14.416189845</meta:creation-date>
    <dc:date>2021-01-29T16:16:28.061249599</dc:date>
    <meta:editing-duration>PT8M14S</meta:editing-duration>
    <meta:editing-cycles>2</meta:editing-cycles>
    <meta:generator>LibreOffice/5.2.7.2$Linux_X86_64 LibreOffice_project/20m0$Build-2</meta:generator>
    <meta:document-statistic meta:table-count="1" meta:image-count="0" meta:object-count="0" meta:page-count="1" meta:paragraph-count="29" meta:word-count="113" meta:character-count="733" meta:non-whitespace-character-count="648"/>
  </office:meta>
</office:document-meta>
</file>